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iper_322__261_cze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36">
      <style:table-cell-properties fo:background-color="transparent"/>
    </style:style>
    <style:style style:name="ce5" style:family="table-cell" style:parent-style-name="Hiper_322__261_cze" style:data-style-name="N0">
      <style:table-cell-properties fo:background-color="transparent"/>
      <style:text-properties fo:color="#0563C1" style:text-underline-style="solid" style:text-underline-type="single"/>
    </style:style>
    <style:style style:name="ce6" style:family="table-cell" style:parent-style-name="Hiper_322__261_cze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12.192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32316666666667cm"/>
    </style:style>
    <style:style style:name="co6" style:family="table-column">
      <style:table-column-properties fo:break-before="auto" style:column-width="21.526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Spis rzeczy</text:p>
          </table:table-cell>
          <table:table-cell office:value-type="string" table:style-name="ce1">
            <text:p>Nazwa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czy mamy</text:p>
          </table:table-cell>
          <table:table-cell office:value-type="string" table:style-name="ce1">
            <text:p>uwagi</text:p>
          </table:table-cell>
          <table:table-cell office:value-type="string" table:style-name="ce1">
            <text:p>lin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kroprocesor<text:s/></text:p>
          </table:table-cell>
          <table:table-cell office:value-type="string" table:style-name="ce1">
            <text:p>esp32 wif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 wzieci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rut op</text:p>
          </table:table-cell>
          <table:table-cell office:value-type="string" table:style-name="ce1">
            <text:p>Drut oporowy Kanthal A1 0,64mm 4,9Ω/m - 9,1m</text:p>
          </table:table-cell>
          <table:table-cell office:value-type="float" office:value="14.5" table:style-name="ce1">
            <text:p>14,5</text:p>
          </table:table-cell>
          <table:table-cell office:value-type="string" table:style-name="ce7">
            <text:p>N</text:p>
          </table:table-cell>
          <table:table-cell table:style-name="ce1"/>
          <table:table-cell office:value-type="string" table:style-name="ce1">
            <text:p>https://botland.com.pl/druty-oporowe/16669-drut-oporowy-kanthal-a1-064mm-49m-91m-5904422326319.htm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Ładowarka</text:p>
          </table:table-cell>
          <table:table-cell office:value-type="string" table:style-name="ce1">
            <text:p>Ładowarka Li-Pol TP4056 pojedyncza cela 1S 3,7V USB typ C z zabezpieczeniami</text:p>
          </table:table-cell>
          <table:table-cell office:value-type="float" office:value="9.9" table:style-name="ce1">
            <text:p>9,9</text:p>
          </table:table-cell>
          <table:table-cell office:value-type="string" table:style-name="ce7">
            <text:p>N</text:p>
          </table:table-cell>
          <table:table-cell table:style-name="ce1"/>
          <table:table-cell office:value-type="string" table:style-name="ce6">
            <text:p><text:a xlink:href="https://botland.com.pl/moduly-ladowania-lipol-usb-micro-usb/16979-ladowarka-li-pol-tp4056-pojedyncza-cela-1s-37v-usb-typ-c-z-zabezpieczeniami--5904422326708.html">https://botland.com.pl/moduly-ladowania-lipol-usb-micro-usb/16979-ladowarka-li-pol-tp4056-pojedyncza-cela-1s-37v-usb-typ-c-z-zabezpieczeniami--5904422326708.html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asilanie</text:p>
          </table:table-cell>
          <table:table-cell office:value-type="string" table:style-name="ce1">
            <text:p>Pakiet Li-Pol Redox 1100mAh 30C 2S 7,4V</text:p>
          </table:table-cell>
          <table:table-cell office:value-type="float" office:value="30.9" table:style-name="ce1">
            <text:p>30,9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https://botland.com.pl/akumulatory-li-pol-2s-74v-/20716-pakiet-li-pol-redox-1100mah-30c-2s-74v-5903754002427.htm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zujnik temp</text:p>
          </table:table-cell>
          <table:table-cell office:value-type="string" table:style-name="ce1">
            <text:p>Czujnik temperatury DS18B20 - cyfrowy 1-wire TH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6">
            <text:p><text:a xlink:href="https://botland.com.pl/cyfrowe-czujniki-temperatury/165-czujnik-temperatury-ds18b20-cyfrowy-1-wire-tht-5904422366513.html">https://botland.com.pl/cyfrowe-czujniki-temperatury/165-czujnik-temperatury-ds18b20-cyfrowy-1-wire-tht-5904422366513.html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ycznik</text:p>
          </table:table-cell>
          <table:table-cell office:value-type="string" table:style-name="ce1">
            <text:p>Przekaźnik (inny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staniemy</text:p>
          </table:table-cell>
          <table:table-cell office:value-type="string" table:style-name="ce2">
            <text:p><text:a xlink:href="https://botland.com.pl/przekazniki-tradycyjne-miniaturowe-i-zatrzaskowe/2840-przekaznik-nt73-2c-s12-cewka-12v-styki-2x-12a-125vac-5904422303938.html">https://botland.com.pl/przekazniki-tradycyjne-miniaturowe-i-zatrzaskowe/2840-przekaznik-nt73-2c-s12-cewka-12v-styki-2x-12a-125vac-5904422303938.html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zujnik zamkniecia</text:p>
          </table:table-cell>
          <table:table-cell office:value-type="string" table:style-name="ce1">
            <text:p>krańcówk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botland.com.pl/czujniki-krancowe/927-wylacznik-czujnik-krancowy-mini-wk601-5-szt-5904422309046.htm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zujnik obecnosci pilki<text:s/></text:p>
          </table:table-cell>
          <table:table-cell office:value-type="string" table:style-name="ce1">
            <text:p>czujnik przerwania wiazki IR LED 5 m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able</text:p>
          </table:table-cell>
          <table:table-cell table:number-columns-repeated="2" table:style-name="ce1"/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zystory</text:p>
          </table:table-cell>
          <table:table-cell table:number-columns-repeated="2" table:style-name="ce1"/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magnesy<text:s/></text:p>
          </table:table-cell>
          <table:table-cell office:value-type="string" table:style-name="ce3">
            <text:p>Magnes neodymowy okrągły - 6x3mm - 5szt.</text:p>
          </table:table-cell>
          <table:table-cell office:value-type="currency" office:value="5.5" table:style-name="ce4">
            <text:p>5,50 zł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5">
            <text:p>https://botland.com.pl/magnesy-neodymowe/6504-magnes-neodymowy-okragly-6x3mm-5szt-5904422375119.html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UMA</text:p>
          </table:table-cell>
          <table:table-cell office:value-type="float" office:value="60.8" table:formula="of:=SUM([.C2:.C13])" table:style-name="ce1">
            <text:p>60,8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akub Oleksy</meta:initial-creator>
    <dc:creator>Jakub Oleksy</dc:creator>
    <meta:creation-date>2023-03-13T11:50:41Z</meta:creation-date>
    <dc:date>2023-03-22T13:22:18Z</dc:date>
  </office:meta>
</office:document-meta>
</file>